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0457in" fo:margin-bottom="0.0457in" style:line-height-at-least="0.1465in" fo:text-indent="0in" style:auto-text-indent="false"/>
      <style:text-properties fo:font-variant="normal" fo:text-transform="none" fo:color="#333333" style:font-name="Verdana" fo:font-size="9.25pt" fo:letter-spacing="normal" fo:font-style="normal" fo:font-weight="normal"/>
    </style:style>
    <style:style style:name="P2" style:family="paragraph" style:parent-style-name="Text_20_body">
      <style:paragraph-properties fo:margin-left="0in" fo:margin-right="0in" fo:margin-top="0.0457in" fo:margin-bottom="0.0457in" fo:line-height="150%" fo:text-indent="0in" style:auto-text-indent="false"/>
      <style:text-properties fo:font-variant="normal" fo:text-transform="none" fo:color="#333333" style:font-name="Verdana" fo:font-size="9.25pt" fo:letter-spacing="normal" fo:font-style="normal" fo:font-weight="normal"/>
    </style:style>
    <style:style style:name="P3" style:family="paragraph" style:parent-style-name="Text_20_body" style:list-style-name="L1">
      <style:paragraph-properties fo:margin-left="0in" fo:margin-right="0in" fo:margin-top="0.0457in" fo:margin-bottom="0.0457in" fo:line-height="150%" fo:text-indent="0in" style:auto-text-indent="false"/>
      <style:text-properties fo:font-variant="normal" fo:text-transform="none" fo:color="#333333" style:font-name="Verdana" fo:font-size="9.25pt" fo:letter-spacing="normal" fo:font-style="normal" fo:font-weight="normal"/>
    </style:style>
    <style:style style:name="P4" style:family="paragraph" style:parent-style-name="Text_20_body">
      <style:paragraph-properties fo:margin-left="0in" fo:margin-right="0in" fo:margin-top="0.0457in" fo:margin-bottom="0.0457in" fo:line-height="150%" fo:text-indent="0in" style:auto-text-indent="false"/>
    </style:style>
    <style:style style:name="T1" style:family="text">
      <style:text-properties fo:font-variant="normal" fo:text-transform="none" fo:color="#333333" style:font-name="Verdana" fo:font-size="9.2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human face just looks better with a smile on it.</text:p>
      <text:p text:style-name="P1"><text:line-break/>There are some people whose smile is memorable. It's their best feature! A good smile radiates warmth, friendliness, sincerity, openness and charm. A good smile is not only the most prominent feature of your face, it's also audible in your voice when you speak, making people want to hear what you have to say. No doubt about it: no truly beautiful person has a so-so smile, which makes it all the stranger that people don't take care of their mouths and cultivate a truly beautiful smile to complement their features.</text:p>
      <text:p text:style-name="P1"><text:line-break/>The great Marilyn Monroe, acknowledged as one of the most beautiful women of modern times, never smiled as a child. But when she starting discovering she had an effect on men, she taught herself to arrange the muscles of her face “just so”, standing in front of a mirror for hours and creating that “little girl smile” for which she became famous. Indeed, before any social event, even with friends, Monroe “practiced” her smile in front of a mirror to make sure she was “warmed up” for the event.</text:p>
      <text:p text:style-name="P1"><text:line-break/>So make a great smile a priority! Here are three tips for your best smile:</text:p>
      <text:p text:style-name="P1"><text:line-break/>1. Take care of your teeth and gums. Obvious, right? But so many people brush in a cursory fashion once before bed, often doing more damage than they do good. Invest in a good to great electric toothbrush and use it twice a day. Whitening toothpaste is the way to go, along with a good remineralizing mouthwash. When you use your electric tooth brush, start in one quadrant of your mouth and just draw the brush slowly and lightly across the area where the teeth meet the gums. There should not be bleeding or swollen gums. Go to the dentist at least twice a year for cleanings, and use floss. A healthy mouth is a beautiful mouth.</text:p>
      <text:p text:style-name="P1"><text:line-break/>2. Use a professional whitener twice a year. The truth is that if you're getting older, your teeth are getting yellower, whether you drink coffee or not. Food, wine, tea, smoking (but who does that anymore?) and just living all dull those pearlies. Whitening doesn't have to cost a mint: Ask your dentist to prescribe professional quality whitening strips. A box is $100 dollars, and they work five times better than the strips you buy in the store.</text:p>
      <text:p text:style-name="P1"><text:line-break/>3. Use a quality lip balm. Regularly. Hypoallergenic balms that contain Shea butter are the best choice. Soft lips are gorgeous lips.</text:p>
      <text:p text:style-name="P1"><text:line-break/>4. Practice your smile in the mirror. Practice a smile, you say? Yes, practice! While sincere laughter and unrestrained mirth are all very well, we all know people whose smiles are awkward and pinched, revealing concealed sorrow or timidness. Then there are those who crack their faces open like watermelons, causing wrinkles all over and showing way too much teeth. Every fashion model knows that it's crucial to find a way to smile that flatters your face, a way that is just for you. Even the great Monroe had to learn to pull her upper lip down so that she didn't look like the Easter Bunny! So get a close friend to critique your smile and then try a few versions on him or her until you know what your best smile feels like. Take photos of your different smiles and critique them yourself. Then practice.</text:p>
      <text:p text:style-name="P1"><text:line-break/>A great smile is inviting but simple. Sincere but not overdone. A great smile is healthy and welcoming. And having a great smile is one of those finishing touches that makes a face shine, and is a gift to everyone around you.</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rothy Snyder</meta:initial-creator>
    <meta:creation-date>2015-02-07T21:39:11</meta:creation-date>
    <dc:date>2015-02-07T22:11:31</dc:date>
    <dc:creator>Dorothy Snyder</dc:creator>
    <meta:editing-duration>PT12M59S</meta:editing-duration>
    <meta:editing-cycles>4</meta:editing-cycles>
    <meta:generator>OpenOffice/4.1.1$Unix OpenOffice.org_project/411m6$Build-9775</meta:generator>
    <meta:document-statistic meta:table-count="0" meta:image-count="0" meta:object-count="0" meta:page-count="1" meta:paragraph-count="9" meta:word-count="610" meta:character-count="3397"/>
  </office:meta>
</office:document-meta>
</file>